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8.75pt"/>
    </style:style>
    <style:style style:name="P2" style:family="paragraph" style:parent-style-name="Standard">
      <style:text-properties style:font-name="sans-serif" fo:font-size="18.75pt" officeooo:rsid="000612c9" officeooo:paragraph-rsid="000612c9"/>
    </style:style>
    <style:style style:name="P3" style:family="paragraph" style:parent-style-name="Standard">
      <style:text-properties style:font-name="sans-serif" fo:font-size="18.75pt" officeooo:paragraph-rsid="0007d9c0"/>
    </style:style>
    <style:style style:name="P4" style:family="paragraph" style:parent-style-name="Standard">
      <style:text-properties style:font-name="sans-serif" fo:font-size="13pt" style:font-size-asian="13pt" style:font-size-complex="13pt"/>
    </style:style>
    <style:style style:name="P5" style:family="paragraph" style:parent-style-name="Standard">
      <style:text-properties style:font-name="sans-serif" fo:font-size="13pt" officeooo:rsid="000612c9" officeooo:paragraph-rsid="000612c9" style:font-size-asian="13pt" style:font-size-complex="13pt"/>
    </style:style>
    <style:style style:name="P6" style:family="paragraph" style:parent-style-name="Standard">
      <style:text-properties style:font-name="sans-serif" fo:font-size="13pt" officeooo:rsid="0007d9c0" officeooo:paragraph-rsid="0007d9c0" style:font-size-asian="13pt" style:font-size-complex="13pt"/>
    </style:style>
    <style:style style:name="P7" style:family="paragraph" style:parent-style-name="Standard">
      <style:text-properties style:font-name="sans-serif" fo:font-size="13pt" officeooo:paragraph-rsid="0007d9c0" style:font-size-asian="13pt" style:font-size-complex="13pt"/>
    </style:style>
    <style:style style:name="P8" style:family="paragraph" style:parent-style-name="Standard">
      <style:text-properties style:font-name="sans-serif" fo:font-size="12pt"/>
    </style:style>
    <style:style style:name="P9" style:family="paragraph" style:parent-style-name="Standard">
      <style:text-properties style:font-name="sans-serif" fo:font-size="12pt" style:font-size-asian="12pt" style:font-size-complex="12pt"/>
    </style:style>
    <style:style style:name="P10" style:family="paragraph" style:parent-style-name="Standard">
      <style:text-properties style:font-name="sans-serif" fo:font-size="12pt" officeooo:paragraph-rsid="0007d9c0" style:font-size-asian="12pt" style:font-size-complex="12pt"/>
    </style:style>
    <style:style style:name="P11" style:family="paragraph" style:parent-style-name="Standard">
      <style:text-properties style:font-name="sans-serif" fo:font-size="12pt" officeooo:rsid="001685cb" officeooo:paragraph-rsid="001685cb"/>
    </style:style>
    <style:style style:name="P12" style:family="paragraph" style:parent-style-name="Standard">
      <style:text-properties style:font-name="sans-serif" fo:font-size="12pt" officeooo:rsid="000c6804" officeooo:paragraph-rsid="000c6804"/>
    </style:style>
    <style:style style:name="P13" style:family="paragraph" style:parent-style-name="Standard">
      <style:text-properties style:font-name="sans-serif" fo:font-size="9pt" officeooo:paragraph-rsid="0007d9c0" style:font-size-asian="9pt" style:font-size-complex="9pt"/>
    </style:style>
    <style:style style:name="P14" style:family="paragraph" style:parent-style-name="Standard">
      <style:text-properties style:font-name="sans-serif" fo:font-size="15pt"/>
    </style:style>
    <style:style style:name="P15" style:family="paragraph" style:parent-style-name="Standard">
      <style:text-properties style:font-name="sans-serif" fo:font-size="15pt" officeooo:rsid="000c6804" officeooo:paragraph-rsid="000c6804"/>
    </style:style>
    <style:style style:name="P16" style:family="paragraph" style:parent-style-name="Standard">
      <style:text-properties style:font-name="sans-serif" fo:font-size="12.75pt"/>
    </style:style>
    <style:style style:name="P17" style:family="paragraph" style:parent-style-name="Standard">
      <style:text-properties style:font-name="sans-serif" fo:font-size="12.75pt" officeooo:rsid="000c6804" officeooo:paragraph-rsid="000c6804" style:font-size-asian="16pt" style:font-size-complex="16pt"/>
    </style:style>
    <style:style style:name="P18" style:family="paragraph" style:parent-style-name="Standard">
      <style:text-properties officeooo:rsid="000612c9" officeooo:paragraph-rsid="000612c9"/>
    </style:style>
    <style:style style:name="P19" style:family="paragraph" style:parent-style-name="Standard">
      <style:text-properties officeooo:rsid="0007d9c0" officeooo:paragraph-rsid="0007d9c0"/>
    </style:style>
    <style:style style:name="P20" style:family="paragraph" style:parent-style-name="Standard">
      <style:text-properties officeooo:rsid="000c6804" officeooo:paragraph-rsid="000c6804"/>
    </style:style>
    <style:style style:name="P21" style:family="paragraph" style:parent-style-name="Standard">
      <style:text-properties fo:font-size="16pt" officeooo:rsid="000c6804" officeooo:paragraph-rsid="000c6804" style:font-size-asian="16pt" style:font-size-complex="16pt"/>
    </style:style>
    <style:style style:name="P22" style:family="paragraph" style:parent-style-name="Standard">
      <style:text-properties fo:font-size="16pt" officeooo:rsid="001ad1f6" officeooo:paragraph-rsid="001ad1f6" style:font-size-asian="16pt" style:font-size-complex="16pt"/>
    </style:style>
    <style:style style:name="P23" style:family="paragraph" style:parent-style-name="Standard">
      <style:text-properties fo:font-size="12pt" officeooo:rsid="000c6804" officeooo:paragraph-rsid="000c6804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6804" officeooo:paragraph-rsid="000c6804" style:text-blinking="false" fo:background-color="transparen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85cb" officeooo:paragraph-rsid="001685cb" style:text-blinking="false" fo:background-color="transparent"/>
    </style:style>
    <style:style style:name="P26" style:family="paragraph" style:parent-style-name="Standard">
      <style:text-properties fo:font-variant="normal" fo:text-transform="none" fo:color="#ce181e" style:text-line-through-style="none" style:text-line-through-type="none" style:font-name="Arial" fo:font-size="15pt" fo:font-style="normal" style:text-underline-style="none" fo:font-weight="normal" officeooo:rsid="0007d9c0" officeooo:paragraph-rsid="0007d9c0" style:text-blinking="false" fo:background-color="transparent"/>
    </style:style>
    <style:style style:name="P27" style:family="paragraph" style:parent-style-name="Standard">
      <style:text-properties fo:font-variant="normal" fo:text-transform="none" fo:color="#ce181e" style:text-line-through-style="none" style:text-line-through-type="none" style:font-name="Arial" fo:font-size="15pt" fo:font-style="normal" style:text-underline-style="none" fo:font-weight="normal" officeooo:rsid="000c6804" officeooo:paragraph-rsid="000c6804" style:text-blinking="false" fo:background-color="transparent" style:font-size-asian="16pt" style:font-size-complex="16pt"/>
    </style:style>
    <style:style style:name="P28" style:family="paragraph" style:parent-style-name="Standard"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officeooo:paragraph-rsid="0007d9c0" style:text-blinking="false" fo:background-color="transparent" style:font-size-asian="9pt" style:font-size-complex="9pt"/>
    </style:style>
    <style:style style:name="P29" style:family="paragraph" style:parent-style-name="Standard">
      <style:text-properties fo:font-variant="normal" fo:text-transform="none" fo:color="#ce181e" style:text-line-through-style="none" style:text-line-through-type="none" style:font-name="Arial" fo:font-size="13pt" fo:font-style="normal" style:text-underline-style="none" fo:font-weight="normal" officeooo:rsid="000c6804" officeooo:paragraph-rsid="000c6804" style:text-blinking="false" fo:background-color="transparent" style:font-size-asian="13pt" style:font-size-complex="13pt"/>
    </style:style>
    <style:style style:name="P30" style:family="paragraph" style:parent-style-name="Standard"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officeooo:rsid="000c6804" officeooo:paragraph-rsid="000c6804" style:text-blinking="false" fo:background-color="transparent" style:font-size-asian="12pt" style:font-size-complex="12pt"/>
    </style:style>
    <style:style style:name="P31" style:family="paragraph" style:parent-style-name="Standard">
      <style:text-properties fo:font-variant="normal" fo:text-transform="none" fo:color="#ff0000" style:text-line-through-style="none" style:text-line-through-type="none" style:font-name="Arial" fo:font-size="12pt" fo:font-style="normal" style:text-underline-style="none" fo:font-weight="normal" officeooo:rsid="000c6804" officeooo:paragraph-rsid="000c6804" style:text-blinking="false" fo:background-color="transparent"/>
    </style:style>
    <style:style style:name="P32" style:family="paragraph" style:parent-style-name="Standard">
      <style:text-properties officeooo:rsid="001685cb" officeooo:paragraph-rsid="001685cb"/>
    </style:style>
    <style:style style:name="P33" style:family="paragraph" style:parent-style-name="Text_20_body">
      <style:text-properties fo:font-variant="normal" fo:text-transform="none" fo:color="#ce181e" style:text-line-through-style="none" style:text-line-through-type="none" style:font-name="Arial" fo:font-size="15pt" fo:font-style="normal" style:text-underline-style="none" fo:font-weight="normal" officeooo:rsid="000c6804" officeooo:paragraph-rsid="000c6804" style:text-blinking="false" fo:background-color="transparent" style:font-size-asian="16pt" style:font-size-complex="16pt"/>
    </style:style>
    <style:style style:name="P3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ff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font-variant="normal" fo:text-transform="none" fo:color="#ff0000" style:text-line-through-style="none" style:text-line-through-type="none" style:font-name="Arial" fo:font-size="12pt" fo:font-style="normal" style:text-underline-style="none" fo:font-weight="normal" officeooo:rsid="000c6804" officeooo:paragraph-rsid="000c6804" style:text-blinking="false" fo:background-color="transparen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519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1) Mostrar tota la informació excepte el _id i la professió dels </text:p>
      <text:p text:style-name="P4">desenvolupadors</text:p>
      <text:p text:style-name="Standard"/>
      <text:p text:style-name="P18">db.people.find({“occupation”:”developer”},{“_id”:0,”occupation”:0}).pretty()</text:p>
      <text:p text:style-name="P2"/>
      <text:p text:style-name="P5">2) Mostrar només el cognom i nom dels desenvolupadors, </text:p>
      <text:p text:style-name="P4">sense el id</text:p>
      <text:p text:style-name="P18"/>
      <text:p text:style-name="P19">db.people.find({“occupation”:”developer”},{“_id”:0,”last”:1,”first”:1}).pretty()</text:p>
      <text:p text:style-name="P18"/>
      <text:p text:style-name="P6">3) Mostrar les diferents professions dels americans ordenades </text:p>
      <text:p text:style-name="P4">alfabéticament </text:p>
      <text:p text:style-name="P19"/>
      <text:p text:style-name="P19">db.people.<text:span text:style-name="T2">distinct</text:span>({"nationality":"american"},{"_id":0,"occupation":1}).sort({"occupation":1}).pretty()</text:p>
      <text:p text:style-name="P19"/>
      <text:p text:style-name="P26"><text:bookmark text:name="docs-internal-guid-64bfd3da-7fff-ac28-8311-3cad57dfa66b"/>db.people.distinct("occupation",{nationality:"american"}).sort()</text:p>
      <text:p text:style-name="P19"/>
      <text:p text:style-name="P19"/>
      <text:p text:style-name="P7">4) Trobar els actors i mostrar només cognom, nom, ordenats </text:p>
      <text:p text:style-name="P1"><text:span text:style-name="T1">per cognom, nom</text:span> </text:p>
      <text:p text:style-name="P3"/>
      <text:p text:style-name="P13">db.people.find({"occupation":"actor"},{"_id":0,"last":1,"first":1}).pretty()</text:p>
      <text:p text:style-name="P13"/>
      <text:p text:style-name="P28">db.people.find({"occupation":{$in:["actor","actress"]}},{"_id":0,"last":1,"first":1}).sort({last:1,first:1})</text:p>
      <text:p text:style-name="P13"/>
      <text:p text:style-name="P13"/>
      <text:p text:style-name="P10">5) Trobar els no actors i mostrar només cognom, nom, ordenats</text:p>
      <text:p text:style-name="P9">per cognom, nom </text:p>
      <text:p text:style-name="P13"/>
      <text:p text:style-name="P20">db.people.find({"occupation":{$ne:"actor"},{"_id":0,"last":1,"first"}).pretty</text:p>
      <text:p text:style-name="P20"/>
      <text:p text:style-name="P29"><text:bookmark text:name="docs-internal-guid-572379e4-7fff-d8f9-2198-d3f188a807b2"/>db.people.find( {occupation: {$nin: ["actor", "actress"] } }, { _id:0, first:1, last:1 } ).sort({last:1, first:1}) </text:p>
      <text:p text:style-name="P20"/>
      <text:p text:style-name="P20">6) Trobar els primers 2 actors</text:p>
      <text:p text:style-name="P20"/>
      <text:p text:style-name="P24"><text:bookmark text:name="docs-internal-guid-40b88ccb-7fff-78a8-c1da-250e9524b91b"/>db.people.find({"occupation":{$in:["actor","actress"]}}).limit(2)</text:p>
      <text:p text:style-name="P20"/>
      <text:p text:style-name="P11">7) Trobar els 2 actors que venen després d'haver saltat els 2 </text:p>
      <text:p text:style-name="P8">primers </text:p>
      <text:p text:style-name="P32"/>
      <text:p text:style-name="P25"><text:bookmark text:name="docs-internal-guid-f4d0dfdf-7fff-d1f9-327c-50c1ba2a4ddf"/>db.people.find({"occupation":{$in:["actor","actress"]}}).skip(2).limit(2)</text:p>
      <text:p text:style-name="P32"/>
      <text:p text:style-name="P32"/>
      <text:p text:style-name="P32"/>
      <text:p text:style-name="P32"/>
      <text:p text:style-name="P32"><text:soft-page-break/></text:p>
      <text:p text:style-name="P11">8) Trobar a la col·lecció ordenada per cognom, nom, els primers</text:p>
      <text:p text:style-name="P8">2 actors </text:p>
      <text:p text:style-name="P32"/>
      <text:p text:style-name="P24"><text:bookmark text:name="docs-internal-guid-d3e12e78-7fff-1d8d-e899-a6b905a195bd"/>db.people.find({ occupation: "actor" }).sort( { last: 1, first: 1 } ).limit(2).pretty()</text:p>
      <text:p text:style-name="P20"/>
      <text:p text:style-name="P12">9) Trobar a la col·lecció ordenada per cognom, nom, els 2 </text:p>
      <text:p text:style-name="P8">actors que hi ha després d'haver saltat els 2 primers </text:p>
      <text:p text:style-name="P20"/>
      <text:p text:style-name="P31"><text:bookmark text:name="docs-internal-guid-2efeff81-7fff-7a9f-2082-3105bd426fb2"/>db.people.find({occupation:{$in:["actor","actress"]}}).sort({last:1,first:1}).skip(2).limit(2).pretty()</text:p>
      <text:p text:style-name="P20"/>
      <text:p text:style-name="P20">10) Trobar les diferents nacionalitats ordenades alfabéticament</text:p>
      <text:p text:style-name="P20"/>
      <text:p text:style-name="P35"><text:bookmark text:name="docs-internal-guid-08e832b6-7fff-06e3-d3b6-a6f89c384935"/>db.people.distinct("nationality").sort()</text:p>
      <text:p text:style-name="P3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mongoimport --db test --collection restaurants /home/users/inf/wiam2/iam46977232/Descargas/restaurant_dataset.json</text:p>
      <text:p text:style-name="P20"/>
      <text:p text:style-name="P15">/*</text:p>
      <text:p text:style-name="P14">arrays</text:p>
      <text:p text:style-name="P14">*/</text:p>
      <text:p text:style-name="P14">1) Nombre de restaurants que han tingut una puntuació amb grade B i score 14</text:p>
      <text:p text:style-name="P20"/>
      <text:p text:style-name="P20"/>
      <text:p text:style-name="P20">db.restaurants.find({"grades.grade":"B","grades.score":14},{"_id":0,"name":1}).pretty()</text:p>
      <text:p text:style-name="P20"/>
      <text:p text:style-name="P20"/>
      <text:p text:style-name="P20"/>
      <text:p text:style-name="P21">2) Nombre de restaurants que han tingut una puntuació amb grade B i score més gran de 33</text:p>
      <text:p text:style-name="P21"/>
      <text:p text:style-name="P22">si un array de esos documentos tiene que cumplir mas de de 1 atributo elemMatch</text:p>
      <text:p text:style-name="P21"/>
      <text:p text:style-name="P23">db.restaurants.find({"grades.grade":"B","grades.score":{$gt:33}},{"_id":0,"name":1}).pretty()</text:p>
      <text:p text:style-name="P23"/>
      <text:p text:style-name="P30"><text:bookmark text:name="docs-internal-guid-66ebc68b-7fff-bacd-4c54-1997731bf33c"/>db.restaurants.find({"grades":{$elemMatch:{"grade":"B", "score":{$gt:33}}}}).count()</text:p>
      <text:p text:style-name="P23"/>
      <text:p text:style-name="P23"/>
      <text:p text:style-name="P21">3) Nombre de restaurants que han tingut una puntuació més gran que 93.</text:p>
      <text:p text:style-name="P21"/>
      <text:p text:style-name="P33"><text:bookmark text:name="docs-internal-guid-91c1f6c6-7fff-827b-df47-a9ea0d941450"/>db.restaurants.find({"grades.score":{$gt:93}}).count()</text:p>
      <text:p text:style-name="P21"/>
      <text:p text:style-name="P17">4) Nombre de restaurants que han tingut una puntuació més gran que 92 i més petita que </text:p>
      <text:p text:style-name="P16">100.</text:p>
      <text:p text:style-name="P21"/>
      <text:p text:style-name="P27">db.restaurants.find( {grades : {$elemMatch : {score :{ $gt: 92, $lt:100 }}}}).count()</text:p>
      <text:p text:style-name="P21"/>
      <text:p text:style-name="P21"/>
      <text:p text:style-name="P21"/>
      <text:p text:style-name="P21"/>
      <text:p text:style-name="P21"/>
      <text:p text:style-name="P17"><text:soft-page-break/>5) Mostra l'identificador de restaurant, el nom, l'adreça i les coordenades dels restaurants que</text:p>
      <text:p text:style-name="P16">es troben en una latitud &lt; -74.0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7:52:18.678920937</meta:creation-date>
    <dc:date>2019-01-18T18:46:02.816525004</dc:date>
    <meta:editing-duration>PT35M52S</meta:editing-duration>
    <meta:editing-cycles>5</meta:editing-cycles>
    <meta:generator>LibreOffice/5.4.7.2$Linux_X86_64 LibreOffice_project/40$Build-2</meta:generator>
    <meta:document-statistic meta:table-count="0" meta:image-count="0" meta:object-count="0" meta:page-count="4" meta:paragraph-count="48" meta:word-count="284" meta:character-count="2849" meta:non-whitespace-character-count="2600"/>
  </office:meta>
</office:document-meta>
</file>